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AILLE </text:p>
          </table:table-cell>
          <table:table-cell table:style-name="ce5" office:value-type="string" calcext:value-type="string">
            <text:p>(-s = )</text:p>
          </table:table-cell>
          <table:table-cell/>
          <table:table-cell table:style-name="ce9" office:value-type="string" calcext:value-type="string" table:number-columns-spanned="2" table:number-rows-spanned="1">
            <text:p>ITERATIF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BARRIERE POSIX</text:p>
          </table:table-cell>
          <table:covered-table-cell/>
        </table:table-row>
        <table:table-row table:style-name="ro1">
          <table:table-cell table:number-columns-repeated="4"/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40353" calcext:value-type="float">
            <text:p>0,040353</text:p>
          </table:table-cell>
          <table:table-cell office:value-type="float" office:value="0.04473" calcext:value-type="float">
            <text:p>0,044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56942" calcext:value-type="float">
            <text:p>0,156942</text:p>
          </table:table-cell>
          <table:table-cell office:value-type="float" office:value="0.141044" calcext:value-type="float">
            <text:p>0,1410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669126" calcext:value-type="float">
            <text:p>0,669126</text:p>
          </table:table-cell>
          <table:table-cell office:value-type="float" office:value="0.618496" calcext:value-type="float">
            <text:p>0,6184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.038437" calcext:value-type="float">
            <text:p>3,038437</text:p>
          </table:table-cell>
          <table:table-cell office:value-type="float" office:value="2.539775" calcext:value-type="float">
            <text:p>2,5397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.239569" calcext:value-type="float">
            <text:p>12,239569</text:p>
          </table:table-cell>
          <table:table-cell office:value-type="float" office:value="11.915758" calcext:value-type="float">
            <text:p>11,9157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5.354336" calcext:value-type="float">
            <text:p>55,354336</text:p>
          </table:table-cell>
          <table:table-cell office:value-type="float" office:value="54.833199" calcext:value-type="float">
            <text:p>54,8331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73.833252" calcext:value-type="float">
            <text:p>673,833252</text:p>
          </table:table-cell>
          <table:table-cell office:value-type="float" office:value="350.356377" calcext:value-type="float">
            <text:p>350,356377</text:p>
          </table:table-cell>
          <table:table-cell office:value-type="float" office:value="357.855068" calcext:value-type="float">
            <text:p>357,8550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09.965454" calcext:value-type="float">
            <text:p>1809,965454</text:p>
          </table:table-cell>
          <table:table-cell office:value-type="float" office:value="1749.546297" calcext:value-type="float">
            <text:p>1749,546297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-s : taille de la matrice</text:p>
          </table:table-cell>
          <table:covered-table-cell table:style-name="ce6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-m : CPU</text:p>
          </table:table-cell>
          <table:covered-table-cell table:style-name="ce7"/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-M : utilisateur</text:p>
          </table:table-cell>
          <table:covered-table-cell table:style-name="ce8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00/00/0000</text:date>, <text:time style:data-style-name="N2" text:time-value="18:38:49.6734193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14:21:52.130344305</meta:creation-date>
    <dc:date>2016-03-13T18:50:16.737759251</dc:date>
    <meta:editing-duration>PT1H47M3S</meta:editing-duration>
    <meta:editing-cycles>21</meta:editing-cycles>
    <meta:generator>LibreOffice/4.2.8.2$Linux_X86_64 LibreOffice_project/420m0$Build-2</meta:generator>
    <meta:document-statistic meta:table-count="1" meta:cell-count="44" meta:object-count="0"/>
  </office:meta>
</office:document-meta>
</file>